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fo:background-color="transparent" style:font-size-asian="14pt" style:font-size-complex="14pt"/>
    </style:style>
    <style:style style:name="P9" style:family="paragraph" style:parent-style-name="Table_20_Contents">
      <style:text-properties fo:font-size="14p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style:writing-mode="lr-tb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2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3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3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40" style:family="paragraph" style:parent-style-name="Standard">
      <style:text-properties style:font-name-asian="Arial"/>
    </style:style>
    <style:style style:name="P41" style:family="paragraph" style:parent-style-name="Standard">
      <style:text-properties style:font-name-asian="Arial"/>
    </style:style>
    <style:style style:name="P42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32">
      <style:paragraph-properties fo:line-height="150%"/>
      <style:text-properties style:font-name="Arial" fo:font-size="16pt" style:font-name-asian="Arial" style:font-size-asian="16pt" style:font-size-complex="16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73" style:family="paragraph" style:parent-style-name="Text_20_body">
      <style:paragraph-properties fo:margin-top="0cm" fo:margin-bottom="0cm" fo:line-height="150%" style:writing-mode="lr-tb"/>
    </style:style>
    <style:style style:name="P7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6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77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78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9" style:family="paragraph" style:parent-style-name="Table_20_Contents">
      <style:text-properties fo:font-size="14pt" style:font-size-asian="14pt" style:font-size-complex="14pt"/>
    </style:style>
    <style:style style:name="P80" style:family="paragraph" style:parent-style-name="Table_20_Contents" style:list-style-name="L12">
      <style:text-properties fo:font-size="14pt" style:font-size-asian="14pt" style:font-size-complex="14pt"/>
    </style:style>
    <style:style style:name="P81" style:family="paragraph" style:parent-style-name="Table_20_Contents" style:list-style-name="L37">
      <style:text-properties fo:font-size="14pt" style:font-size-asian="14pt" style:font-size-complex="14pt"/>
    </style:style>
    <style:style style:name="P82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83" style:family="paragraph" style:parent-style-name="Table_20_Contents" style:list-style-name="L38">
      <style:text-properties fo:font-size="14pt" style:font-size-asian="14pt" style:language-asian="ja" style:country-asian="JP" style:font-size-complex="14pt"/>
    </style:style>
    <style:style style:name="P84" style:family="paragraph" style:parent-style-name="Table_20_Contents" style:list-style-name="L39">
      <style:text-properties fo:font-size="14pt" style:font-size-asian="14pt" style:language-asian="ja" style:country-asian="JP" style:font-size-complex="14pt"/>
    </style:style>
    <style:style style:name="P85" style:family="paragraph" style:parent-style-name="Table_20_Contents" style:list-style-name="L40">
      <style:text-properties fo:font-size="14pt" style:font-size-asian="14pt" style:language-asian="ja" style:country-asian="JP" style:font-size-complex="14pt"/>
    </style:style>
    <style:style style:name="P86" style:family="paragraph" style:parent-style-name="Table_20_Contents">
      <style:text-properties fo:font-size="14pt" fo:background-color="transparent" style:font-size-asian="14pt" style:font-size-complex="14pt"/>
    </style:style>
    <style:style style:name="P87" style:family="paragraph" style:parent-style-name="Table_20_Contents">
      <style:text-properties fo:font-size="14pt" style:font-name-asian="Arial" style:font-size-asian="14pt" style:font-size-complex="14pt"/>
    </style:style>
    <style:style style:name="P88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89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90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91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92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93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94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95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96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97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98" style:family="paragraph" style:parent-style-name="Table_20_Contents" style:list-style-name="L36">
      <style:text-properties style:font-name="Verdana" fo:font-size="16pt" style:font-size-asian="16pt" style:font-size-complex="16pt"/>
    </style:style>
    <style:style style:name="P99" style:family="paragraph" style:parent-style-name="Table_20_Contents" style:list-style-name="L33">
      <style:text-properties style:font-name="Verdana" fo:font-size="16pt" fo:background-color="#996600" style:font-size-asian="16pt" style:font-size-complex="16pt"/>
    </style:style>
    <style:style style:name="P100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transparent"/>
    </style:style>
    <style:style style:name="T21" style:family="text">
      <style:text-properties fo:background-color="#99ff99"/>
    </style:style>
    <style:style style:name="T22" style:family="text">
      <style:text-properties fo:background-color="#ffcccc"/>
    </style:style>
    <style:style style:name="T23" style:family="text">
      <style:text-properties fo:background-color="#66ffff"/>
    </style:style>
    <style:style style:name="T24" style:family="text">
      <style:text-properties fo:background-color="#cc99ff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2"/>
          </table:table-cell>
          <table:table-cell table:style-name="表14.B1" office:value-type="string">
            <text:p text:style-name="P10"/>
            <text:p text:style-name="P10"/>
          </table:table-cell>
          <table:table-cell table:style-name="表14.D1" office:value-type="string">
            <text:p text:style-name="P10"/>
            <text:p text:style-name="P10"/>
          </table:table-cell>
        </table:table-row>
        <table:table-row>
          <table:table-cell table:style-name="表14.A2" office:value-type="string">
            <text:p text:style-name="P11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10"/>
          </table:table-cell>
          <table:table-cell table:style-name="表14.D2" office:value-type="string">
            <text:p text:style-name="P10"/>
          </table:table-cell>
        </table:table-row>
        <table:table-row>
          <table:table-cell table:style-name="表14.A2" office:value-type="string">
            <text:p text:style-name="P11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10"/>
          </table:table-cell>
          <table:table-cell table:style-name="表14.D2" office:value-type="string">
            <text:p text:style-name="P10"/>
          </table:table-cell>
        </table:table-row>
      </table:table>
      <text:p text:style-name="P15">@@#</text:p>
      <text:p text:style-name="P13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1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1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0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10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10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0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</text:span><text:span text:style-name="T15">(AUDJPY-M5).(2020-05-13_2020-05-21).</text:span><text:span text:style-name="T15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0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10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10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21"><text:span text:style-name="T7">13.48_6</text:span><text:span text:style-name="T6">---------------------------------------------------------------------------</text:span></text:p>
      <text:p text:style-name="P26">[7] res free# JVEMV6 44#13.51.1_X / 44. currency / 13. tasks / 51. observe / 1. specific-selections:prev 4 bars ==&gt; all up/down / 20201026_131727</text:p>
      <text:p text:style-name="P11"/>
      <text:p text:style-name="P11">[do] <text:span text:style-name="T1">#_ </text:span></text:p>
      <text:list xml:id="list8161404129752513076" text:style-name="L1">
        <text:list-item>
          <text:p text:style-name="P46"><text:soft-page-break/>REVIEW </text:p>
          <text:list>
            <text:list-item>
              <text:p text:style-name="P46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1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1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7304427" text:continue-numbering="true" text:style-name="L1">
        <text:list-item>
          <text:p text:style-name="P70">TASK</text:p>
          <text:list>
            <text:list-item>
              <text:p text:style-name="P46">+ 520 and – 610 (28544408)</text:p>
              <text:list>
                <text:list-item>
                  <text:p text:style-name="P46">the trajectories ==&gt; identical → let's see the actual charts.</text:p>
                </text:list-item>
              </text:list>
            </text:list-item>
            <text:list-item>
              <text:p text:style-name="P70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1">[next]</text:p>
      <text:list xml:id="list5437326191063961931" text:style-name="L2">
        <text:list-item>
          <text:p text:style-name="P47">TASK</text:p>
          <text:list>
            <text:list-item>
              <text:p text:style-name="P47">+230 <text:span text:style-name="T19">と、-610 (28546674)</text:span></text:p>
            </text:list-item>
          </text:list>
        </text:list-item>
      </text:list>
      <text:p text:style-name="P11">[further]</text:p>
      <text:p text:style-name="P11"><text:line-break/><text:span text:style-name="T14">[/ XXX] 20201026_144100</text:span></text:p>
      <text:p text:style-name="P11"/>
      <text:p text:style-name="P15"/>
      <text:p text:style-name="P21"><text:span text:style-name="T7">13.52_X</text:span><text:span text:style-name="T6">---------------------------------------------------------------------------</text:span></text:p>
      <text:p text:style-name="P26">[1] res free# JVEMV6 44#13.52_X / 44. currency / 13. tasks / 52. <text:soft-page-break/>new-tester : ea-7 <text:s/>/ 20201028_163804</text:p>
      <text:p text:style-name="P11"/>
      <text:p text:style-name="P11">[do] <text:span text:style-name="T1">#_ </text:span></text:p>
      <text:list xml:id="list6593036853551849931" text:style-name="L3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<text:span text:style-name="T1">#_ </text:span>T-1.1 : new folder</text:p>
              <text:list>
                <text:list-item>
                  <text:p text:style-name="P48">new file : ea-7_tasks-51_post-take-position-stats.mq4</text:p>
                </text:list-item>
                <text:list-item>
                  <text:p text:style-name="P48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48"><text:span text:style-name="T1">#_ </text:span>T-1.2</text:p>
              <text:list>
                <text:list-item>
                  <text:p text:style-name="P48">C/P : ea-4.mq4</text:p>
                </text:list-item>
                <text:list-item>
                  <text:p text:style-name="P48">rename file ==&gt; ea-7_tasks-51_post-take-position-stats.mq4 <text:s text:c="3"/></text:p>
                </text:list-item>
              </text:list>
            </text:list-item>
            <text:list-item>
              <text:p text:style-name="P48">T-1.3 : new func</text:p>
              <text:list>
                <text:list-item>
                  <text:p text:style-name="P48">DUP : op_Post_Take_Position // lib_ea_2.mqh</text:p>
                  <text:list>
                    <text:list-item>
                      <text:p text:style-name="P48">//_20200428_144229:head</text:p>
                    </text:list-item>
                  </text:list>
                </text:list-item>
                <text:list-item>
                  <text:p text:style-name="P48">rename ==&gt; op_Post_Take_Position__V2 // lib_ea_2.mqh</text:p>
                  <text:list>
                    <text:list-item>
                      <text:p text:style-name="P48">//head:20201028_164614</text:p>
                    </text:list-item>
                  </text:list>
                </text:list-item>
                <text:list-item>
                  <text:p text:style-name="P48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7324748" text:continue-numbering="true" text:style-name="L3">
        <text:list-item>
          <text:list>
            <text:list-item>
              <text:list>
                <text:list-item>
                  <text:p text:style-name="P48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8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18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18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18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3035996814271165161" text:style-name="L4">
              <text:list-item>
                <text:p text:style-name="P76">//marker:20201028_171313</text:p>
                <text:list>
                  <text:list-item>
                    <text:p text:style-name="P76">==&gt; start()</text:p>
                  </text:list-item>
                </text:list>
              </text:list-item>
              <text:list-item>
                <text:p text:style-name="P76">//_20200518_124428:tmp</text:p>
                <text:list>
                  <text:list-item>
                    <text:p text:style-name="P76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7325639" text:continue-list="list37324748" text:style-name="L3">
        <text:list-item>
          <text:list>
            <text:list-item>
              <text:list>
                <text:list-item>
                  <text:p text:style-name="P48">TEST</text:p>
                  <text:list>
                    <text:list-item>
                      <text:p text:style-name="P48">compile ==&gt; OK <text:s text:c="2"/></text:p>
                    </text:list-item>
                  </text:list>
                </text:list-item>
                <text:list-item>
                  <text:p text:style-name="P48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4630134268466665942" text:style-name="L5">
              <text:list-item>
                <text:p text:style-name="P77">the func → called X times</text:p>
                <text:list>
                  <text:list-item>
                    <text:p text:style-name="P77">//marker:20201028_173432 // start()</text:p>
                  </text:list-item>
                  <text:list-item>
                    <text:p text:style-name="P77">//_20190827_131828:caller (//marker:20201028_173715) // _is_Order_Pending</text:p>
                  </text:list-item>
                  <text:list-item>
                    <text:p text:style-name="P77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1"/>
      <text:p text:style-name="P11">[next]</text:p>
      <text:list xml:id="list3074357668233359591" text:style-name="L6">
        <text:list-item>
          <text:p text:style-name="P49">TASK : coding ==&gt; continue</text:p>
          <text:list>
            <text:list-item>
              <text:p text:style-name="P100">//marker:20201028_173432 // </text:p>
            </text:list-item>
            <text:list-item>
              <text:p text:style-name="P100">minstoplevel, mintakelevel</text:p>
            </text:list-item>
          </text:list>
        </text:list-item>
      </text:list>
      <text:p text:style-name="P11">[further]</text:p>
      <text:p text:style-name="P13"><text:line-break/><text:span text:style-name="T14">[/ XXX] 20201028_174928</text:span></text:p>
      <text:p text:style-name="P13"/>
      <text:p text:style-name="P15"/>
      <text:p text:style-name="P13"/>
      <text:p text:style-name="P21"><text:span text:style-name="T7">13.52_1</text:span><text:span text:style-name="T6">---------------------------------------------------------------------------</text:span></text:p>
      <text:p text:style-name="P27">[2] res free# JVEMV6 44#13.52_X / 44. currency / 13. tasks / 52. new-tester : ea-7 <text:s/>/ XXX</text:p>
      <text:p text:style-name="P19">#_ </text:p>
      <text:p text:style-name="P11">[do] <text:span text:style-name="T1">#_ </text:span></text:p>
      <text:list xml:id="list3778123611660400496" text:style-name="L7">
        <text:list-item>
          <text:p text:style-name="P50">REVIEW </text:p>
        </text:list-item>
        <text:list-item>
          <text:p text:style-name="P50"><text:soft-page-break/>TASK : coding ==&gt; continue</text:p>
          <text:list>
            <text:list-item>
              <text:list>
                <text:list-item>
                  <text:p text:style-name="P101">//marker:20201028_173432 // start()</text:p>
                </text:list-item>
                <text:list-item>
                  <text:p text:style-name="P101">minstoplevel, mintakelevel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19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19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7327820" text:continue-numbering="true" text:style-name="L7">
        <text:list-item>
          <text:list>
            <text:list-item>
              <text:list>
                <text:list-item>
                  <text:p text:style-name="P101">TEST</text:p>
                  <text:list>
                    <text:list-item>
                      <text:p text:style-name="P101"><text:span text:style-name="T2">#_ </text:span>compile</text:p>
                    </text:list-item>
                    <text:list-item>
                      <text:p text:style-name="P101">run ==&gt; running</text:p>
                    </text:list-item>
                  </text:list>
                </text:list-item>
                <text:list-item>
                  <text:p text:style-name="P101">OBS : log file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2 : past N bars ==&gt; to 18</text:p>
              <text:list>
                <text:list-item>
                  <text:p text:style-name="P101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7309032" text:continue-numbering="true" text:style-name="L7">
        <text:list-item>
          <text:list>
            <text:list-item>
              <text:list>
                <text:list-item>
                  <text:p text:style-name="P101">TEST</text:p>
                  <text:list>
                    <text:list-item>
                      <text:p text:style-name="P101">compile</text:p>
                    </text:list-item>
                    <text:list-item>
                      <text:p text:style-name="P101">run ==&gt; running</text:p>
                    </text:list-item>
                    <text:list-item>
                      <text:p text:style-name="P101">log file</text:p>
                      <text:list>
                        <text:list-item>
                          <text:p text:style-name="P101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 : TASKS-52 ==&gt; continue : past N bars → max/min prices</text:p>
          <text:list>
            <text:list-item>
              <text:p text:style-name="P101">T-2.1</text:p>
              <text:list>
                <text:list-item>
                  <text:p text:style-name="P101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4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7313358" text:continue-numbering="true" text:style-name="L7">
        <text:list-item>
          <text:list>
            <text:list-item>
              <text:list>
                <text:list-item>
                  <text:p text:style-name="P101">TEST</text:p>
                  <text:list>
                    <text:list-item>
                      <text:p text:style-name="P101">compile</text:p>
                    </text:list-item>
                    <text:list-item>
                      <text:p text:style-name="P101">run ==&gt; OK</text:p>
                    </text:list-item>
                    <text:list-item>
                      <text:p text:style-name="P101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101">T-2.2</text:p>
              <text:list>
                <text:list-item>
                  <text:list>
                    <text:list-item>
                      <text:p text:style-name="P101">max/min prices ==&gt; add : BB.loc, bar index</text:p>
                    </text:list-item>
                  </text:list>
                </text:list-item>
                <text:list-item>
                  <text:p text:style-name="P101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4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4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7313250" text:continue-numbering="true" text:style-name="L7">
        <text:list-item>
          <text:list>
            <text:list-item>
              <text:list>
                <text:list-item>
                  <text:p text:style-name="P101">TEST</text:p>
                  <text:list>
                    <text:list-item>
                      <text:p text:style-name="P101">compile ==&gt; OK</text:p>
                    </text:list-item>
                    <text:list-item>
                      <text:p text:style-name="P101">run ==&gt; OK</text:p>
                    </text:list-item>
                    <text:list-item>
                      <text:p text:style-name="P101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soft-page-break/>TASK-3 : ==&gt; run on note-pc</text:p>
          <text:list>
            <text:list-item>
              <text:p text:style-name="P101"><text:span text:style-name="T2">#_ </text:span>actions ==&gt; log_20200515_131203.[fx_TASKS-21_introduce-mq4-file-from-desktop].txt</text:p>
              <text:list>
                <text:list-item>
                  <text:p text:style-name="P101"><text:span text:style-name="T2">#_ </text:span>new account ==&gt; get</text:p>
                  <text:list>
                    <text:list-item>
                      <text:p text:style-name="P101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101"/>
            </text:list-item>
          </text:list>
        </text:list-item>
      </text:list>
      <text:p text:style-name="P11">[next]</text:p>
      <text:list xml:id="list16589401820145356" text:style-name="L8">
        <text:list-item>
          <text:p text:style-name="P51">TASK</text:p>
          <text:list>
            <text:list-item>
              <text:p text:style-name="P51">see ==&gt; log file from ea-7...</text:p>
            </text:list-item>
            <text:list-item>
              <text:p text:style-name="P51">add more stats ==&gt; TASKS-52</text:p>
            </text:list-item>
          </text:list>
        </text:list-item>
      </text:list>
      <text:p text:style-name="P11">[further]</text:p>
      <text:p text:style-name="P13"><text:line-break/><text:span text:style-name="T14">[/ XXX] 20201029_151506</text:span></text:p>
      <text:p text:style-name="P13"/>
      <text:p text:style-name="P25"/>
      <text:p text:style-name="P11"/>
      <text:p text:style-name="P21"><text:span text:style-name="T7">13.53_X</text:span><text:span text:style-name="T6">---------------------------------------------------------------------------</text:span></text:p>
      <text:p text:style-name="P27">[1] res free# JVEMV6 44#13.53_X / 44. currency / 13. tasks / 53. update:fx_utilities/util_3__Gen_Trading_Result_List <text:s/>/ 20201030_133821</text:p>
      <text:p text:style-name="P13"/>
      <text:p text:style-name="P11">[do] <text:span text:style-name="T1">#_ </text:span></text:p>
      <text:list xml:id="list7057474590766739144" text:style-name="L9">
        <text:list-item>
          <text:p text:style-name="P52">REVIEW </text:p>
        </text:list-item>
        <text:list-item>
          <text:p text:style-name="P52">TASK-1 : TASKS-53</text:p>
          <text:list>
            <text:list-item>
              <text:p text:style-name="P52"><text:soft-page-break/>T-1.1 : new FUNC ==&gt; util_3__Gen_Trading_Result_List__V2</text:p>
              <text:list>
                <text:list-item>
                  <text:p text:style-name="P52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19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4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7327889" text:continue-numbering="true" text:style-name="L9">
        <text:list-item>
          <text:list>
            <text:list-item>
              <text:list>
                <text:list-item>
                  <text:p text:style-name="P52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&lt;XXX.dir&gt;</text:span>&amp;param_Fname_File_Tickets_Data=<text:span text:style-name="T22">&lt;XXX.(tickets-data).log&gt;</text:span>&amp;param_Fname_File_Statement=<text:span text:style-name="T23">&lt;DetailedStatement.XXX.htm&gt;</text:span><text:span text:style-name="T20">&amp;param_Dpath_File_Statement=C:\Users\iwabuchiken\AppData\Roaming\MetaQuotes\Terminal\34B08C83A5AAE27A4079DE708E60511E\MQL4\Files\Logs</text:span><text:span text:style-name="T24">\&lt;XXX.dir&gt;</text:span><text:span text:style-name="T20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7328072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T-1.2 : review ==&gt; <text:soft-page-break/>“LibFxAdmin::get_LO_Tickets_From_Tickets_Data_File”</text:p>
              <text:list>
                <text:list-item>
                  <text:p text:style-name="P52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8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7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7310985" text:continue-numbering="true" text:style-name="L9">
        <text:list-item>
          <text:list>
            <text:list-item>
              <text:list>
                <text:list-item>
                  <text:p text:style-name="P52">TEST ==&gt; OK</text:p>
                </text:list-item>
              </text:list>
            </text:list-item>
            <text:list-item>
              <text:p text:style-name="P52">T-1.3 : new FUNC : get_LO_Tickets_Column_Names_From_Tickets_Data_File</text:p>
              <text:list>
                <text:list-item>
                  <text:p text:style-name="P52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8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“//caller:” <text:s/>==&gt; Numbering</text:p>
            <text:p text:style-name="P7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7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7310340" text:continue-numbering="true" text:style-name="L9">
        <text:list-item>
          <text:list>
            <text:list-item>
              <text:list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11">[next]</text:p>
      <text:list xml:id="list4953718800760893505" text:style-name="L10">
        <text:list-item>
          <text:p text:style-name="P53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7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7330189" text:continue-numbering="true" text:style-name="L10">
        <text:list-item>
          <text:list>
            <text:list-item>
              <text:p text:style-name="P53"/>
            </text:list-item>
          </text:list>
        </text:list-item>
      </text:list>
      <text:p text:style-name="P11">[further]</text:p>
      <text:p text:style-name="P13"><text:line-break/><text:span text:style-name="T14">[/ XXX] 20201030_143147</text:span></text:p>
      <text:p text:style-name="P11"/>
      <text:p text:style-name="P25"/>
      <text:p text:style-name="P11"/>
      <text:p text:style-name="P21"><text:span text:style-name="T7">13.53_1</text:span><text:span text:style-name="T6">---------------------------------------------------------------------------</text:span></text:p>
      <text:p text:style-name="P27">[2] res free# JVEMV6 44#13.53_X / 44. currency / 13. tasks / 53. <text:soft-page-break/>update:fx_utilities/util_3__Gen_Trading_Result_List <text:s/>/ XXX</text:p>
      <text:p text:style-name="P11"/>
      <text:p text:style-name="P11">[do] <text:span text:style-name="T1">#_ </text:span></text:p>
      <text:list xml:id="list2498633625310854707" text:style-name="L11">
        <text:list-item>
          <text:p text:style-name="P54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7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7319043" text:continue-numbering="true" text:style-name="L11">
        <text:list-item>
          <text:p text:style-name="P54">TASK : continue ==&gt; //next:20201030_143116 <text:s text:c="2"/></text:p>
          <text:list>
            <text:list-item>
              <text:p text:style-name="P54">T-1.1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7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>step : 1 : 2<text:tab/><text:tab/> * <text:tab/>col names</text:p>
            <text:p text:style-name="P7">LibFxAdmin::get_LO_Tickets_Column_Names_From_Tickets_Data_File</text:p>
            <text:p text:style-name="P7"><text:s/>==&gt; remove white chars : //code:20201031_135338</text:p>
            <text:p text:style-name="P7">ref ==&gt; LibFxAdmin::get_LO_Tickets_From_Tickets_Data_File</text:p>
            <text:p text:style-name="P7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>steps ==&gt;</text:p>
            <text:list xml:id="list2704729798438036749" text:style-name="L12">
              <text:list-item>
                <text:p text:style-name="P80">explode the col line</text:p>
              </text:list-item>
              <text:list-item>
                <text:p text:style-name="P80">array_slice ==&gt; relevant tokens</text:p>
              </text:list-item>
            </text:list>
            <text:p text:style-name="P7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7"/>
          </table:table-cell>
          <table:table-cell table:style-name="表22.C2" office:value-type="string">
            <text:p text:style-name="P2"/>
          </table:table-cell>
        </table:table-row>
      </table:table>
      <text:list xml:id="list37310510" text:continue-list="list37319043" text:style-name="L11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  <text:list-item>
              <text:p text:style-name="P54">T-1.2 : statement file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7">step : 2 * from report file ==&gt; list of tickets</text:p>
            <text:p text:style-name="P7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7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7332593" text:continue-numbering="true" text:style-name="L11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  <text:list-item>
              <text:p text:style-name="P54">T-1.3 : file exists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7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7"/>
          </table:table-cell>
          <table:table-cell table:style-name="表23.C2" office:value-type="string">
            <text:p text:style-name="P2"/>
          </table:table-cell>
        </table:table-row>
      </table:table>
      <text:list xml:id="list37321104" text:continue-numbering="true" text:style-name="L11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  <text:list-item>
              <text:p text:style-name="P54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7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7304436" text:continue-numbering="true" text:style-name="L11">
        <text:list-item>
          <text:list>
            <text:list-item>
              <text:list>
                <text:list-item>
                  <text:p text:style-name="P54">CODE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5 : </text:p>
              <text:list>
                <text:list-item>
                  <text:p text:style-name="P54">CODE : //debug:20201031_142118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11">[next]</text:p>
      <text:list xml:id="list8793394601742923698" text:style-name="L13">
        <text:list-item>
          <text:p text:style-name="P55">TASK : continue</text:p>
          <text:list>
            <text:list-item>
              <text:p text:style-name="P55">//next:20201031_142359</text:p>
            </text:list-item>
            <text:list-item>
              <text:p text:style-name="P55">util_3__Gen_Trading_Result_List__Gen_Stats</text:p>
            </text:list-item>
          </text:list>
        </text:list-item>
      </text:list>
      <text:p text:style-name="P11">[further]</text:p>
      <text:p text:style-name="P13"><text:line-break/><text:span text:style-name="T14">[/ XXX] 20201031_142539</text:span></text:p>
      <text:p text:style-name="P11"><text:soft-page-break/></text:p>
      <text:p text:style-name="P15"/>
      <text:p text:style-name="P11"/>
      <text:p text:style-name="P21"><text:span text:style-name="T7">13.53_2</text:span><text:span text:style-name="T6">---------------------------------------------------------------------------</text:span></text:p>
      <text:p text:style-name="P27">[3] res free# JVEMV6 44#13.53_X / 44. currency / 13. tasks / 53. update:fx_utilities/util_3__Gen_Trading_Result_List <text:s/>/ XXX</text:p>
      <text:p text:style-name="P18">#_ </text:p>
      <text:p text:style-name="P11">[do] <text:span text:style-name="T1">#_ </text:span></text:p>
      <text:list xml:id="list2078207288274389074" text:style-name="L14">
        <text:list-item>
          <text:p text:style-name="P56">REVIEW </text:p>
          <text:list>
            <text:list-item>
              <text:p text:style-name="P56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7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7315902" text:continue-numbering="true" text:style-name="L14">
        <text:list-item>
          <text:list>
            <text:list-item>
              <text:p text:style-name="P56">==&gt; OK</text:p>
            </text:list-item>
          </text:list>
        </text:list-item>
        <text:list-item>
          <text:p text:style-name="P56">TASK : continue</text:p>
          <text:list>
            <text:list-item>
              <text:list>
                <text:list-item>
                  <text:p text:style-name="P56">//next:20201031_142359</text:p>
                </text:list-item>
                <text:list-item>
                  <text:p text:style-name="P56">util_3__Gen_Trading_Result_List__Gen_Stats</text:p>
                </text:list-item>
              </text:list>
            </text:list-item>
            <text:list-item>
              <text:p text:style-name="P56">T-1.1 : util_3__Gen_Trading_Result_List__Gen_Stats ==&gt; omit (for now)</text:p>
              <text:list>
                <text:list-item>
                  <text:p text:style-name="P56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18">#_ </text:p>
          </table:table-cell>
          <table:table-cell table:style-name="表26.A1" office:value-type="string">
            <text:p text:style-name="P8">comment out</text:p>
            <text:p text:style-name="P8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7">review ==&gt; “$lo_Lines_Meta_Info”</text:p>
            <text:p text:style-name="P7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7"/>
          </table:table-cell>
          <table:table-cell table:style-name="表26.C2" office:value-type="string">
            <text:p text:style-name="P2"/>
          </table:table-cell>
        </table:table-row>
      </table:table>
      <text:list xml:id="list37334007" text:continue-numbering="true" text:style-name="L14">
        <text:list-item>
          <text:list>
            <text:list-item>
              <text:p text:style-name="P56">T-1.2 : write to file</text:p>
              <text:list>
                <text:list-item>
                  <text:p text:style-name="P56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40"/>
          </table:table-cell>
          <table:table-cell table:style-name="表27.A1" office:value-type="string">
            <text:p text:style-name="P9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7327938" text:continue-numbering="true" text:style-name="L14">
        <text:list-item>
          <text:list>
            <text:list-item>
              <text:list>
                <text:list-item>
                  <text:p text:style-name="P56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40"/>
          </table:table-cell>
          <table:table-cell table:style-name="表28.A1" office:value-type="string">
            <text:p text:style-name="P9">PROBLEM ==&gt; “Close.-12” → NOT “Close.-20”</text:p>
            <text:p text:style-name="P9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TRY : ==&gt; to spreadsheet</text:p>
            <text:list xml:id="list1054390626385808491" text:style-name="L15">
              <text:list-item>
                <text:p text:style-name="P88">DUP : log_JVE_44_13_27.[session-1].ods</text:p>
              </text:list-item>
              <text:list-item>
                <text:p text:style-name="P88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FOUND</text:p>
            <text:list xml:id="list2510497989087504145" text:style-name="L16">
              <text:list-item>
                <text:p text:style-name="P89">num of col names ==&gt; shorter</text:p>
              </text:list-item>
              <text:list-item>
                <text:p text:style-name="P89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18">#_ </text:p>
          </table:table-cell>
          <table:table-cell table:style-name="表28.A2" office:value-type="string">
            <text:p text:style-name="P9">MEASURES</text:p>
            <text:list xml:id="list8416729714795272569" text:style-name="L17">
              <text:list-item>
                <text:p text:style-name="P90">col names line ==&gt; extract from source files</text:p>
                <text:list>
                  <text:list-item>
                    <text:p text:style-name="P90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TEST ==&gt; </text:p>
            <text:list xml:id="list940280900468876270" text:style-name="L18">
              <text:list-item>
                <text:p text:style-name="P91">file ==&gt; gen-ed</text:p>
              </text:list-item>
              <text:list-item>
                <text:p text:style-name="P91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PROBLEM ==&gt; col names → missing</text:p>
            <text:p text:style-name="P9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MEASURES</text:p>
            <text:list xml:id="list6573520124820195952" text:style-name="L19">
              <text:list-item>
                <text:p text:style-name="P92">FOUND ==&gt; spreadsheets so far → the col names are not written</text:p>
              </text:list-item>
              <text:list-item>
                <text:p text:style-name="P92">LETS : new func ==&gt; “Libfx::get_ListOf_Orders_From_Statement__ListOf_Tokens”</text:p>
              </text:list-item>
              <text:list-item>
                <text:p text:style-name="P92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CODE</text:p>
            <text:list xml:id="list7777848879856577842" text:style-name="L20">
              <text:list-item>
                <text:p text:style-name="P93">DUP</text:p>
                <text:list>
                  <text:list-item>
                    <text:p text:style-name="P93">//head:20201101_155959</text:p>
                  </text:list-item>
                </text:list>
              </text:list-item>
              <text:list-item>
                <text:p text:style-name="P93">coding</text:p>
              </text:list-item>
              <text:list-item>
                <text:p text:style-name="P93">debug : //debug:20201101_160840(Libfx)</text:p>
                <text:list>
                  <text:list-item>
                    <text:p text:style-name="P93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WORKAROUND</text:p>
            <text:p text:style-name="P9">==&gt; build manually : //code:20201101_154159</text:p>
            <text:list xml:id="list1298218708316205536" text:style-name="L21">
              <text:list-item>
                <text:p text:style-name="P94">coding</text:p>
              </text:list-item>
            </text:list>
            <text:p text:style-name="P9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0"/>
          </table:table-cell>
          <table:table-cell table:style-name="表28.A2" office:value-type="string">
            <text:p text:style-name="P9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7321472" text:continue-list="list37327938" text:style-name="L14">
        <text:list-item>
          <text:list>
            <text:list-item>
              <text:list>
                <text:list-item>
                  <text:p text:style-name="P56"/>
                </text:list-item>
              </text:list>
            </text:list-item>
          </text:list>
        </text:list-item>
      </text:list>
      <text:p text:style-name="P11">[next]</text:p>
      <text:list xml:id="list2881166804018604721" text:style-name="L22">
        <text:list-item>
          <text:p text:style-name="P57">TASK : TASKS-51.2</text:p>
          <text:list>
            <text:list-item>
              <text:p text:style-name="P57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40"/>
          </table:table-cell>
          <table:table-cell table:style-name="表29.A1" office:value-type="string">
            <text:p text:style-name="P9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7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7333279" text:continue-numbering="true" text:style-name="L22">
        <text:list-item>
          <text:list>
            <text:list-item>
              <text:p text:style-name="P42"/>
            </text:list-item>
          </text:list>
        </text:list-item>
      </text:list>
      <text:p text:style-name="P11">[further]</text:p>
      <text:p text:style-name="P13"><text:soft-page-break/><text:line-break/><text:span text:style-name="T14">[/ XXX] 20201101_162910</text:span></text:p>
      <text:p text:style-name="P11"/>
      <text:p text:style-name="P25"/>
      <text:p text:style-name="P11"/>
      <text:p text:style-name="P21"><text:span text:style-name="T7">13.53_3</text:span><text:span text:style-name="T6">---------------------------------------------------------------------------</text:span></text:p>
      <text:p text:style-name="P27">[4] res free# JVEMV6 44#13.53_X / 44. currency / 13. tasks / 53. update:fx_utilities/util_3__Gen_Trading_Result_List <text:s/>/ XXX</text:p>
      <text:p text:style-name="P11"/>
      <text:p text:style-name="P11">[do] <text:span text:style-name="T1">#_ </text:span></text:p>
      <text:list xml:id="list7849095065482746096" text:style-name="L23">
        <text:list-item>
          <text:p text:style-name="P58">REVIEW </text:p>
        </text:list-item>
        <text:list-item>
          <text:p text:style-name="P58">TASK : TASKS-51.2</text:p>
          <text:list>
            <text:list-item>
              <text:p text:style-name="P58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40"/>
          </table:table-cell>
          <table:table-cell table:style-name="表30.A1" office:value-type="string">
            <text:p text:style-name="P9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40"/>
          </table:table-cell>
          <table:table-cell table:style-name="表30.A2" office:value-type="string">
            <text:p text:style-name="P78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7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19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C</text:span></text:a><text:span text:style-name="T20">:\Users\iwabuchiken\AppData\Roaming\MetaQuotes\Terminal\34B08C83A5AAE27A4079DE708E60511E\MQL4\Files\Logs\</text:span><text:span text:style-name="T21">20201029_150748[eap-2.id-1].[AUDJPY-5].dir</text:span>&amp;param_Fname_File_Tickets_Data=<text:span text:style-name="T22">[ea-4_tester-1].(20201029_150748).(tickets-data).log</text:span>&amp;param_Fname_File_Statement=<text:span text:style-name="T23">DetailedStatement.[a-j,m5,ea-7].[20201030_133036].</text:span><text:soft-page-break/><text:span text:style-name="T23">[id=20119765].htm</text:span><text:span text:style-name="T20">&amp;param_Dpath_File_Statement=C:\Users\iwabuchiken\AppData\Roaming\MetaQuotes\Terminal\34B08C83A5AAE27A4079DE708E60511E\MQL4\Files\Logs</text:span><text:span text:style-name="T24">\20201029_150748[eap-2.id-1].[AUDJPY-5].dir</text:span><text:span text:style-name="T20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7">data ==&gt; C/P</text:p>
            <text:p text:style-name="P7">sort list ==&gt; GG &gt; GA</text:p>
            <text:p text:style-name="P7">#20201102_162220</text:p>
            <text:p text:style-name="P7">col names</text:p>
            <text:p text:style-name="P7"><draw:frame draw:style-name="fr1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756004304051705673" text:style-name="L37">
              <text:list-item>
                <text:p text:style-name="P81">1 entry, only.</text:p>
              </text:list-item>
              <text:list-item>
                <text:p text:style-name="P81">wilcockson values : prev 20 bars</text:p>
                <text:list>
                  <text:list-item>
                    <text:p text:style-name="P81">プラス<text:tab/>108</text:p>
                  </text:list-item>
                  <text:list-item>
                    <text:p text:style-name="P81">マイナス<text:tab/>-102</text:p>
                  </text:list-item>
                  <text:list-item>
                    <text:p text:style-name="P81">prev-10<text:tab/>プラス<text:tab/>32</text:p>
                  </text:list-item>
                  <text:list-item>
                    <text:p text:style-name="P81"><text:tab/>マイナス<text:tab/>-23</text:p>
                  </text:list-item>
                  <text:list-item>
                    <text:p text:style-name="P81">prev 11~20<text:tab/>プラス<text:tab/>76</text:p>
                  </text:list-item>
                  <text:list-item>
                    <text:p text:style-name="P81"><text:tab/>マイナス<text:tab/>-79</text:p>
                  </text:list-item>
                </text:list>
              </text:list-item>
              <text:list-item>
                <text:p text:style-name="P81">prev 20 bars ==&gt; max, min</text:p>
                <text:list>
                  <text:list-item>
                    <text:p text:style-name="P81">price-max<text:tab/>BB.loc<text:tab/>prev-N-bar<text:tab/>price-min<text:tab/>BB.loc<text:tab/>prev-N-bar</text:p>
                  </text:list-item>
                  <text:list-item>
                    <text:p text:style-name="P81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82">経過</text:p>
            <text:list xml:id="list4895329032922098187" text:style-name="L38">
              <text:list-item>
                <text:p text:style-name="P83">さらに、上がり続ける</text:p>
              </text:list-item>
              <text:list-item>
                <text:p text:style-name="P83">trailing ==&gt; start</text:p>
              </text:list-item>
              <text:list-item>
                <text:p text:style-name="P83">“jump-down” によって、==&gt; trail-SL</text:p>
              </text:list-item>
            </text:list>
            <text:p text:style-name="P82"><text:soft-page-break/>経緯</text:p>
            <text:list xml:id="list8451819547218745456" text:style-name="L39">
              <text:list-item>
                <text:p text:style-name="P84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82">QUESTIONS</text:p>
            <text:list xml:id="list7342857476549299848" text:style-name="L40">
              <text:list-item>
                <text:p text:style-name="P85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82">sort : prev-4 bars → all down ==&gt; GP &gt; GA</text:p>
            <text:p text:style-name="P82">C/P : #20201102_170046</text:p>
            <text:p text:style-name="P82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7319734" text:continue-list="list7849095065482746096" text:style-name="L23">
        <text:list-item>
          <text:list>
            <text:list-item>
              <text:p text:style-name="P43"/>
            </text:list-item>
          </text:list>
        </text:list-item>
      </text:list>
      <text:p text:style-name="P11">[next]</text:p>
      <text:list xml:id="list6894391573237223279" text:style-name="L24">
        <text:list-item>
          <text:p text:style-name="P59">TASK : TASKS-51.2</text:p>
          <text:list>
            <text:list-item>
              <text:p text:style-name="P59">prev 4 bars, UP/DOWN, buy <text:span text:style-name="T19">のとき。entry たち　=&gt;　グラフ、wilcockson values (prev-20, prev-10, prev-11~20)</text:span></text:p>
              <text:list>
                <text:list-item>
                  <text:p text:style-name="P59"><text:span text:style-name="T19">==&gt; 眺めてみる。</text:span></text:p>
                </text:list-item>
              </text:list>
            </text:list-item>
          </text:list>
        </text:list-item>
      </text:list>
      <text:p text:style-name="P11">[further]</text:p>
      <text:p text:style-name="P13"><text:line-break/><text:span text:style-name="T14">[/ XXX] 20201102_170906</text:span></text:p>
      <text:p text:style-name="P11"/>
      <text:p text:style-name="P25">@@@</text:p>
      <text:p text:style-name="P11"/>
      <text:p text:style-name="P21"><text:span text:style-name="T7">13.53_4</text:span><text:span text:style-name="T6">---------------------------------------------------------------------------</text:span></text:p>
      <text:p text:style-name="P27">[5] res free# JVEMV6 44#13.53_X / 44. currency / 13. tasks / 53. update:fx_utilities/util_3__Gen_Trading_Result_List <text:s/>/ XXX</text:p>
      <text:p text:style-name="P11"/>
      <text:p text:style-name="P11">[do] <text:span text:style-name="T1">#_ </text:span></text:p>
      <text:list xml:id="list5124672553886327192" text:style-name="L42">
        <text:list-item>
          <text:p text:style-name="P69">REVIEW </text:p>
        </text:list-item>
        <text:list-item>
          <text:p text:style-name="P69">TASK-1</text:p>
        </text:list-item>
      </text:list>
      <text:p text:style-name="P11"><text:soft-page-break/>[next]</text:p>
      <text:list xml:id="list936246301611010321" text:style-name="L41">
        <text:list-item>
          <text:p text:style-name="P68">TASK</text:p>
        </text:list-item>
      </text:list>
      <text:p text:style-name="P11">[further]</text:p>
      <text:p text:style-name="P13"><text:line-break/><text:span text:style-name="T14">[/ XXX] </text:span></text:p>
      <text:p text:style-name="P11"/>
      <text:p text:style-name="P11"/>
      <text:p text:style-name="P11"/>
      <text:p text:style-name="P21"><text:span text:style-name="T7">13.52_2</text:span><text:span text:style-name="T6">---------------------------------------------------------------------------</text:span></text:p>
      <text:p text:style-name="P27">[3] res free# JVEMV6 44#13.52_X / 44. currency / 13. tasks / 52. new-tester : ea-7 <text:s/>/ XXX</text:p>
      <text:p text:style-name="P13"/>
      <text:p text:style-name="P11">[do] <text:span text:style-name="T1">#_ </text:span></text:p>
      <text:list xml:id="list37313870" text:continue-list="list37310340" text:style-name="L9">
        <text:list-item>
          <text:p text:style-name="P52">REVIEW </text:p>
        </text:list-item>
        <text:list-item>
          <text:p text:style-name="P52">TASK-1</text:p>
        </text:list-item>
      </text:list>
      <text:p text:style-name="P11">[next]</text:p>
      <text:list xml:id="list6564856288093086570" text:style-name="L25">
        <text:list-item>
          <text:p text:style-name="P60">TASK</text:p>
        </text:list-item>
      </text:list>
      <text:p text:style-name="P11">[further]</text:p>
      <text:p text:style-name="P13"><text:line-break/><text:span text:style-name="T14">[/ XXX] </text:span></text:p>
      <text:p text:style-name="P13"/>
      <text:p text:style-name="P13"/>
      <text:p text:style-name="P13"/>
      <text:p text:style-name="P13"/>
      <text:p text:style-name="P21"><text:span text:style-name="T7">13.48_7</text:span><text:span text:style-name="T6">---------------------------------------------------------------------------</text:span></text:p>
      <text:p text:style-name="P26">[8] res free# JVEMV6 44#13.51.1_X / 44. currency / 13. tasks / <text:soft-page-break/>51. observe / 1. specific-selections:prev 4 bars ==&gt; all up/down / XXX</text:p>
      <text:p text:style-name="P11"/>
      <text:p text:style-name="P11">[do] <text:span text:style-name="T1">#_ </text:span></text:p>
      <text:list xml:id="list37331703" text:continue-list="list37325639" text:style-name="L3">
        <text:list-item>
          <text:p text:style-name="P48">REVIEW </text:p>
        </text:list-item>
        <text:list-item>
          <text:p text:style-name="P48">TASK-1</text:p>
        </text:list-item>
      </text:list>
      <text:p text:style-name="P11">[next]</text:p>
      <text:list xml:id="list8325510249601742832" text:style-name="L26">
        <text:list-item>
          <text:p text:style-name="P61">TASK</text:p>
        </text:list-item>
      </text:list>
      <text:p text:style-name="P11">[further]</text:p>
      <text:p text:style-name="P11"><text:line-break/><text:span text:style-name="T14">[/ XXX] </text:span></text:p>
      <text:p text:style-name="P11"/>
      <text:p text:style-name="P11"/>
      <text:p text:style-name="P21"><text:span text:style-name="T7">6.2.4_6</text:span><text:span text:style-name="T6">---------------------------------------------------------------------------</text:span></text:p>
      <text:p text:style-name="P26">[7] res free# JVEMV6 44#TASKS_49.1 / 44. currency / TASKS-49.1 combined-list:selection:prev-4-bars / XXX</text:p>
      <text:p text:style-name="P11"/>
      <text:p text:style-name="P11">[do] <text:span text:style-name="T1">#_ </text:span></text:p>
      <text:list xml:id="list6362364946962222342" text:style-name="L27">
        <text:list-item>
          <text:p text:style-name="P62">REVIEW </text:p>
        </text:list-item>
        <text:list-item>
          <text:p text:style-name="P62">TASK-1</text:p>
        </text:list-item>
      </text:list>
      <text:p text:style-name="P11">[next]</text:p>
      <text:list xml:id="list1643025028052437959" text:style-name="L28">
        <text:list-item>
          <text:p text:style-name="P63">TASK</text:p>
        </text:list-item>
      </text:list>
      <text:p text:style-name="P11">[further]</text:p>
      <text:p text:style-name="P11"><text:line-break/><text:span text:style-name="T14">[/ XXX] </text:span></text:p>
      <text:p text:style-name="P11"/>
      <text:p text:style-name="P11"><text:soft-page-break/></text:p>
      <text:p text:style-name="P11">------------------------------------------------ [TEMPLATE] 20191224_144528</text:p>
      <text:p text:style-name="P11"><text:span text:style-name="T13">XX</text:span>---------------------------------------------------------------------------</text:p>
      <text:p text:style-name="P26">res free# JVEMV6 44#10.2_XX / 44. currency / 10. prog-php / 2. tester / <text:s/>XXXX</text:p>
      <text:p text:style-name="P33">#_ </text:p>
      <text:p text:style-name="P11">[do] <text:span text:style-name="T1">#_ </text:span></text:p>
      <text:list xml:id="list2065466528123042745" text:style-name="L29">
        <text:list-item>
          <text:p text:style-name="P64">REVIEW </text:p>
        </text:list-item>
        <text:list-item>
          <text:p text:style-name="P64">TASK-1</text:p>
        </text:list-item>
      </text:list>
      <text:p text:style-name="P11">[next]</text:p>
      <text:list xml:id="list7702673738669505124" text:style-name="L30">
        <text:list-item>
          <text:p text:style-name="P65">TASK</text:p>
        </text:list-item>
      </text:list>
      <text:p text:style-name="P11">[further]</text:p>
      <text:p text:style-name="P20"><text:line-break/><text:span text:style-name="T14">[/ XXX] </text:span></text:p>
      <text:p text:style-name="P32"/>
      <text:p text:style-name="P32"/>
      <text:p text:style-name="P32"/>
      <text:p text:style-name="P11">/ ------------------------------------------------ [TEMPLATE] 20191224_144528 /</text:p>
      <text:p text:style-name="P11"/>
      <text:p text:style-name="P11">/ ------------------------------------------------ [TASKS] 20200414_154140 /</text:p>
      <text:p text:style-name="P11"/>
      <text:p text:style-name="P11">------------------------------------------------------- [STEPS : start] 20191224_114459</text:p>
      <text:list xml:id="list1410430931671333114" text:style-name="L31">
        <text:list-item>
          <text:p text:style-name="P66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7318510" text:continue-numbering="true" text:style-name="L31">
        <text:list-item>
          <text:p text:style-name="P66"/>
        </text:list-item>
      </text:list>
      <text:p text:style-name="P11">/ ------------------------------------------------------- [STEPS : start] 20191224_114459 /</text:p>
      <text:p text:style-name="P11"/>
      <text:p text:style-name="P11">------------------------------------------------------- [STEPS : closing] 20191220_142139</text:p>
      <text:list xml:id="list3985159238084248321" text:style-name="L32">
        <text:list-item>
          <text:p text:style-name="P4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982595240609556918" text:style-name="L33">
              <text:list-item>
                <text:p text:style-name="P95">M – w &gt; a (new window)</text:p>
              </text:list-item>
              <text:list-item>
                <text:p text:style-name="P95">doc 2 : select → session number</text:p>
              </text:list-item>
              <text:list-item>
                <text:p text:style-name="P95">doc 1</text:p>
                <text:list>
                  <text:list-item>
                    <text:p text:style-name="P95">DUP → template</text:p>
                  </text:list-item>
                  <text:list-item>
                    <text:p text:style-name="P95">session num → paste</text:p>
                  </text:list-item>
                  <text:list-item>
                    <text:p text:style-name="P95">datetime ==&gt; change to “XXX”</text:p>
                  </text:list-item>
                  <text:list-item>
                    <text:p text:style-name="P95">session num → update</text:p>
                  </text:list-item>
                </text:list>
              </text:list-item>
              <text:list-item>
                <text:p text:style-name="P95">doc 2 : select → session string</text:p>
              </text:list-item>
              <text:list-item>
                <text:p text:style-name="P9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2698077628243895050" text:style-name="L34">
              <text:list-item>
                <text:p text:style-name="P96">commit</text:p>
                <text:list>
                  <text:list-item>
                    <text:p text:style-name="P96">jve</text:p>
                  </text:list-item>
                  <text:list-item>
                    <text:p text:style-name="P9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9">###</text:p>
          </table:table-cell>
          <table:covered-table-cell/>
        </table:table-row>
        <table:table-row>
          <table:table-cell table:style-name="表5.A6" office:value-type="float" office:value="1">
            <text:p text:style-name="P38">1</text:p>
          </table:table-cell>
          <table:table-cell table:style-name="表5.A3" office:value-type="string">
            <text:p text:style-name="P37"><office:annotation office:name="__Annotation__8900_5646382082"><dc:creator>iwabuchi ken</dc:creator><dc:date>2020-06-18T17:30:51.59</dc:date><text:p text:style-name="P103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2"/><text:span text:style-name="T17">\WORKS_2\WS\WS_Others.JVEMV6\JVEMV6\44_currency\10_prog-php\2_tester\end_all_cake.bat <text:s text:c="8"/></text:span><text:span text:style-name="T18"><text:s text:c="4"/></text:span><text:s text:c="31"/><text:span text:style-name="T5">[4] res free# JVEMV6 44#13.53_X / 44. currency / 13. </text:span><text:soft-page-break/><text:span text:style-name="T5">tasks / 53. update:fx_utilities/util_3__Gen_Trading_Result_List <text:s/>/ XXX</text:span></text:p>
          </table:table-cell>
        </table:table-row>
        <table:table-row>
          <table:table-cell table:style-name="表5.A6" office:value-type="float" office:value="2">
            <text:p text:style-name="P36">2</text:p>
          </table:table-cell>
          <table:table-cell table:style-name="表5.A3" office:value-type="string">
            <text:p text:style-name="P36"><office:annotation office:name="__Annotation__8900_56463820813"><dc:creator>iwabuchi ken</dc:creator><dc:date>2020-06-18T17:30:51.66</dc:date><text:p text:style-name="P103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5">[4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3">
            <text:p text:style-name="P36">3</text:p>
          </table:table-cell>
          <table:table-cell table:style-name="表5.A3" office:value-type="string">
            <text:p text:style-name="P36"><office:annotation office:name="__Annotation__8900_564638208111"><dc:creator>iwabuchi ken</dc:creator><dc:date>2020-06-18T17:30:51.66</dc:date><text:p text:style-name="P103"><text:span text:style-name="T25">https://stackoverflow.com/questions/357315/get-list-of-passed-arguments-in-windows-batch-script-bat</text:span></text:p></office:annotation><text:span text:style-name="T16">C:</text:span><office:annotation-end office:name="__Annotation__8900_564638208111"/><text:span text:style-name="T16">\WORKS_2\WS\WS_Others.JVEMV6\JVEMV6\44_currency\10_prog-php\2_tester\end_all_jve.bat</text:span> <text:span text:style-name="T5">[4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4">
            <text:p text:style-name="P36">4</text:p>
          </table:table-cell>
          <table:table-cell table:style-name="表5.A3" office:value-type="string">
            <text:p text:style-name="P36"><office:annotation office:name="__Annotation__8900_564638208121"><dc:creator>iwabuchi ken</dc:creator><dc:date>2020-06-18T17:30:51.66</dc:date><text:p text:style-name="P103"><text:span text:style-name="T25">https://stackoverflow.com/questions/357315/get-list-of-passed-arguments-in-windows-batch-script-bat</text:span></text:p></office:annotation><text:span text:style-name="T16">C:</text:span><office:annotation-end office:name="__Annotation__8900_564638208121"/><text:span text:style-name="T16">\WORKS_2\WS\WS_Others.JVEMV6\JVEMV6\44_currency\10_prog-php\2_tester\end_all_apps.bat</text:span> <text:span text:style-name="T5">[4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3" table:number-columns-spanned="2" office:value-type="string">
            <text:p text:style-name="P3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979810003095500310" text:style-name="L35">
              <text:list-item>
                <text:p text:style-name="P97">doc 1 : select → git push, echo</text:p>
              </text:list-item>
              <text:list-item>
                <text:p text:style-name="P9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0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0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oft-page-break/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410934829544031275" text:style-name="L36">
              <text:list-item>
                <text:p text:style-name="P98">eclipse</text:p>
              </text:list-item>
              <text:list-item>
                <text:p text:style-name="P98">mt4</text:p>
              </text:list-item>
              <text:list-item>
                <text:p text:style-name="P98">folders</text:p>
              </text:list-item>
              <text:list-item>
                <text:p text:style-name="P98">sakura files</text:p>
              </text:list-item>
              <text:list-item>
                <text:p text:style-name="P98">docs</text:p>
              </text:list-item>
            </text:list>
          </table:table-cell>
          <table:covered-table-cell/>
        </table:table-row>
      </table:table>
      <text:list xml:id="list37327147" text:continue-list="list3985159238084248321" text:style-name="L32">
        <text:list-item>
          <text:p text:style-name="P44">git</text:p>
          <text:list>
            <text:list-item>
              <text:p text:style-name="P4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31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7304405" text:continue-numbering="true" text:style-name="L32">
        <text:list-item>
          <text:list>
            <text:list-item>
              <text:p text:style-name="P4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9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ext:soft-page-break/>
        <table:table-row>
          <table:table-cell table:style-name="表10.A2" office:value-type="string">
            <text:p text:style-name="P2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9"/>
          </table:table-cell>
        </table:table-row>
      </table:table>
      <text:list xml:id="list37320892" text:continue-numbering="true" text:style-name="L32">
        <text:list-item>
          <text:p text:style-name="P44">move “<text:span text:style-name="T3">@@@</text:span>”</text:p>
        </text:list-item>
        <text:list-item>
          <text:p text:style-name="P67">DUP : template</text:p>
        </text:list-item>
      </text:list>
      <text:p text:style-name="P11"/>
      <text:p text:style-name="P11">/ ------------------------------------------------------- [STEPS : closing] 20191220_142139 /</text:p>
      <text:p text:style-name="P17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02T17:10:20.29</dc:date>
    <dc:creator>iwabuchi ken</dc:creator>
    <meta:editing-duration>P12DT9H47M41S</meta:editing-duration>
    <meta:editing-cycles>2055</meta:editing-cycles>
    <meta:generator>OpenOffice/4.1.3$Win32 OpenOffice.org_project/413m1$Build-9783</meta:generator>
    <meta:document-statistic meta:table-count="31" meta:image-count="0" meta:object-count="1" meta:page-count="27" meta:paragraph-count="476" meta:word-count="1978" meta:character-count="195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